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language="en" fo:country="US"/>
    </style:style>
    <style:style style:name="T4" style:parent-style-name="DefaultParagraphFont" style:family="text">
      <style:text-properties fo:font-weight="bold" style:font-weight-asian="bold" style:font-weight-complex="bold" fo:language="en" fo:country="US"/>
    </style:style>
    <style:style style:name="T5" style:parent-style-name="ui-provider" style:family="text">
      <style:text-properties fo:font-weight="bold" style:font-weight-asian="bold" style:font-weight-complex="bold" fo:font-size="14pt" style:font-size-asian="14pt" style:font-size-complex="14pt" fo:language="en" fo:country="US"/>
    </style:style>
    <style:style style:name="T6" style:parent-style-name="ui-provider" style:family="text">
      <style:text-properties fo:language="en" fo:country="US"/>
    </style:style>
    <style:style style:name="T7" style:parent-style-name="ui-provider" style:family="text">
      <style:text-properties fo:language="en" fo:country="US"/>
    </style:style>
    <style:style style:name="T8" style:parent-style-name="ui-provider" style:family="text">
      <style:text-properties fo:language="en" fo:country="US"/>
    </style:style>
    <style:style style:name="T9" style:parent-style-name="ui-provider" style:family="text">
      <style:text-properties fo:language="en" fo:country="US"/>
    </style:style>
    <style:style style:name="T10" style:parent-style-name="ui-provider" style:family="text">
      <style:text-properties fo:language="en" fo:country="US"/>
    </style:style>
    <style:style style:name="T11" style:parent-style-name="ui-provider" style:family="text">
      <style:text-properties fo:font-weight="bold" style:font-weight-asian="bold" style:font-weight-complex="bold" fo:language="en" fo:country="US"/>
    </style:style>
    <style:style style:name="T12" style:parent-style-name="ui-provider" style:family="text">
      <style:text-properties fo:font-weight="bold" style:font-weight-asian="bold" style:font-weight-complex="bold" fo:language="en" fo:country="US"/>
    </style:style>
    <style:style style:name="T13" style:parent-style-name="ui-provider" style:family="text">
      <style:text-properties fo:font-weight="bold" style:font-weight-asian="bold" style:font-weight-complex="bold" fo:language="en" fo:country="US"/>
    </style:style>
    <style:style style:name="T14" style:parent-style-name="ui-provider" style:family="text">
      <style:text-properties fo:language="en" fo:country="US"/>
    </style:style>
    <style:style style:name="T15" style:parent-style-name="ui-provider" style:family="text">
      <style:text-properties fo:language="en" fo:country="US"/>
    </style:style>
    <style:style style:name="T16" style:parent-style-name="ui-provider" style:family="text">
      <style:text-properties fo:language="en" fo:country="US"/>
    </style:style>
    <style:style style:name="T17" style:parent-style-name="ui-provider" style:family="text">
      <style:text-properties fo:language="en" fo:country="US"/>
    </style:style>
    <style:style style:name="T18" style:parent-style-name="ui-provider" style:family="text">
      <style:text-properties fo:language="en" fo:country="US"/>
    </style:style>
    <style:style style:name="T19" style:parent-style-name="ui-provider" style:family="text">
      <style:text-properties fo:font-weight="bold" style:font-weight-asian="bold" style:font-weight-complex="bold" fo:language="en" fo:country="US"/>
    </style:style>
    <style:style style:name="T20" style:parent-style-name="ui-provider" style:family="text">
      <style:text-properties fo:language="en" fo:country="US"/>
    </style:style>
    <style:style style:name="T21" style:parent-style-name="ui-provider" style:family="text">
      <style:text-properties fo:language="en" fo:country="US"/>
    </style:style>
    <style:style style:name="T22" style:parent-style-name="ui-provider" style:family="text">
      <style:text-properties fo:language="en" fo:country="US"/>
    </style:style>
    <style:style style:name="T23" style:parent-style-name="ui-provider" style:family="text">
      <style:text-properties fo:font-weight="bold" style:font-weight-asian="bold" style:font-weight-complex="bold" fo:language="en" fo:country="US"/>
    </style:style>
    <style:style style:name="T24" style:parent-style-name="ui-provider" style:family="text">
      <style:text-properties fo:language="en" fo:country="US"/>
    </style:style>
    <style:style style:name="T25" style:parent-style-name="ui-provider" style:family="text">
      <style:text-properties fo:font-weight="bold" style:font-weight-asian="bold" style:font-weight-complex="bold" fo:language="en" fo:country="US"/>
    </style:style>
    <style:style style:name="T26" style:parent-style-name="ui-provider" style:family="text">
      <style:text-properties fo:language="en" fo:country="US"/>
    </style:style>
    <style:style style:name="T27" style:parent-style-name="ui-provider" style:family="text">
      <style:text-properties fo:language="en" fo:country="US"/>
    </style:style>
    <style:style style:name="T28" style:parent-style-name="ui-provider" style:family="text">
      <style:text-properties fo:language="en" fo:country="US"/>
    </style:style>
    <style:style style:name="T29" style:parent-style-name="ui-provider" style:family="text">
      <style:text-properties fo:font-weight="bold" style:font-weight-asian="bold" style:font-weight-complex="bold" fo:language="en" fo:country="US"/>
    </style:style>
    <style:style style:name="T30" style:parent-style-name="ui-provider" style:family="text">
      <style:text-properties fo:font-weight="bold" style:font-weight-asian="bold" style:font-weight-complex="bold" fo:language="en" fo:country="US"/>
    </style:style>
    <style:style style:name="T31" style:parent-style-name="ui-provider" style:family="text">
      <style:text-properties fo:font-weight="bold" style:font-weight-asian="bold" style:font-weight-complex="bold" fo:language="en" fo:country="US"/>
    </style:style>
    <style:style style:name="T32" style:parent-style-name="ui-provider" style:family="text">
      <style:text-properties fo:language="en" fo:country="US"/>
    </style:style>
    <style:style style:name="T33" style:parent-style-name="Hyperlink" style:family="text">
      <style:text-properties fo:language="en" fo:country="US"/>
    </style:style>
    <style:style style:name="T34" style:parent-style-name="Hyperlink" style:family="text">
      <style:text-properties fo:language="en" fo:country="US"/>
    </style:style>
    <style:style style:name="T35" style:parent-style-name="Hyperlink" style:family="text">
      <style:text-properties fo:language="en" fo:country="US"/>
    </style:style>
    <style:style style:name="T36" style:parent-style-name="Hyperlink" style:family="text">
      <style:text-properties fo:language="en" fo:country="US"/>
    </style:style>
    <style:style style:name="T37" style:parent-style-name="Hyperlink" style:family="text">
      <style:text-properties fo:language="en" fo:country="US"/>
    </style:style>
    <style:style style:name="T38" style:parent-style-name="ui-provider" style:family="text">
      <style:text-properties fo:language="en" fo:country="US"/>
    </style:style>
    <style:style style:name="T39" style:parent-style-name="Hyperlink" style:family="text">
      <style:text-properties fo:language="en" fo:country="US"/>
    </style:style>
    <style:style style:name="T40" style:parent-style-name="Hyperlink" style:family="text">
      <style:text-properties fo:language="en" fo:country="US"/>
    </style:style>
    <style:style style:name="T41" style:parent-style-name="Hyperlink" style:family="text">
      <style:text-properties fo:language="en" fo:country="US"/>
    </style:style>
    <style:style style:name="T42" style:parent-style-name="Hyperlink" style:family="text">
      <style:text-properties fo:language="en" fo:country="US"/>
    </style:style>
    <style:style style:name="T43" style:parent-style-name="Hyperlink" style:family="text">
      <style:text-properties fo:language="en" fo:country="US"/>
    </style:style>
    <style:style style:name="T44" style:parent-style-name="ui-provider" style:family="text">
      <style:text-properties fo:language="en" fo:country="US"/>
    </style:style>
    <style:style style:name="T45" style:parent-style-name="Hyperlink" style:family="text">
      <style:text-properties fo:language="en" fo:country="US"/>
    </style:style>
    <style:style style:name="T46" style:parent-style-name="Hyperlink" style:family="text">
      <style:text-properties fo:language="en" fo:country="US"/>
    </style:style>
    <style:style style:name="T47" style:parent-style-name="Hyperlink" style:family="text">
      <style:text-properties fo:language="en" fo:country="US"/>
    </style:style>
    <style:style style:name="T48" style:parent-style-name="Hyperlink" style:family="text">
      <style:text-properties fo:language="en" fo:country="US"/>
    </style:style>
    <style:style style:name="T49" style:parent-style-name="Hyperlink" style:family="text">
      <style:text-properties fo:language="en" fo:country="US"/>
    </style:style>
    <style:style style:name="T50" style:parent-style-name="ui-provider" style:family="text">
      <style:text-properties fo:language="en" fo:country="US"/>
    </style:style>
    <style:style style:name="T51" style:parent-style-name="ui-provider" style:family="text">
      <style:text-properties fo:language="en" fo:country="US"/>
    </style:style>
    <style:style style:name="T52" style:parent-style-name="ui-provider" style:family="text">
      <style:text-properties fo:language="en" fo:country="US"/>
    </style:style>
    <style:style style:name="T53" style:parent-style-name="ui-provider" style:family="text">
      <style:text-properties fo:language="en" fo:country="US"/>
    </style:style>
    <style:style style:name="T54" style:parent-style-name="Hyperlink" style:family="text">
      <style:text-properties fo:language="en" fo:country="US"/>
    </style:style>
    <style:style style:name="T55" style:parent-style-name="Hyperlink" style:family="text">
      <style:text-properties fo:language="en" fo:country="US"/>
    </style:style>
    <style:style style:name="T56" style:parent-style-name="Hyperlink" style:family="text">
      <style:text-properties fo:language="en" fo:country="US"/>
    </style:style>
    <style:style style:name="T57" style:parent-style-name="Hyperlink" style:family="text">
      <style:text-properties fo:language="en" fo:country="US"/>
    </style:style>
    <style:style style:name="T58" style:parent-style-name="DefaultParagraphFont" style:family="text">
      <style:text-properties fo:language="en" fo:country="US"/>
    </style:style>
    <style:style style:name="T59" style:parent-style-name="Hyperlink" style:family="text">
      <style:text-properties fo:language="en" fo:country="US"/>
    </style:style>
    <style:style style:name="T60" style:parent-style-name="DefaultParagraphFont" style:family="text">
      <style:text-properties fo:language="en" fo:country="US"/>
    </style:style>
    <style:style style:name="P61" style:parent-style-name="Normal" style:family="paragraph">
      <style:text-properties fo:language="en" fo:country="US"/>
    </style:style>
    <style:style style:name="T62" style:parent-style-name="ui-provider" style:family="text">
      <style:text-properties fo:language="en" fo:country="US"/>
    </style:style>
    <style:style style:name="T63" style:parent-style-name="ui-provider" style:family="text">
      <style:text-properties fo:language="en" fo:country="US"/>
    </style:style>
    <style:style style:name="T64" style:parent-style-name="Hyperlink" style:family="text">
      <style:text-properties fo:language="en" fo:country="US"/>
    </style:style>
    <style:style style:name="T65" style:parent-style-name="Hyperlink" style:family="text">
      <style:text-properties fo:language="en" fo:country="US"/>
    </style:style>
    <style:style style:name="T66" style:parent-style-name="Hyperlink" style:family="text">
      <style:text-properties fo:language="en" fo:country="US"/>
    </style:style>
    <style:style style:name="T67" style:parent-style-name="ui-provider" style:family="text">
      <style:text-properties fo:language="en" fo:country="US"/>
    </style:style>
    <style:style style:name="T68" style:parent-style-name="ui-provider" style:family="text">
      <style:text-properties fo:language="en" fo:country="US"/>
    </style:style>
    <style:style style:name="T69" style:parent-style-name="ui-provider" style:family="text">
      <style:text-properties fo:language="en" fo:country="US"/>
    </style:style>
    <style:style style:name="T70" style:parent-style-name="ui-provider" style:family="text">
      <style:text-properties fo:language="en" fo:country="US"/>
    </style:style>
    <style:style style:name="T71" style:parent-style-name="ui-provider" style:family="text">
      <style:text-properties fo:language="en" fo:country="US"/>
    </style:style>
  </office:automatic-styles>
  <office:body>
    <office:text text:use-soft-page-breaks="true">
      <text:p text:style-name="P1"><text:span text:style-name="T2">01: research introduction:</text:span><text:span text:style-name="T3"><text:line-break/></text:span><text:span text:style-name="T4"><text:line-break/></text:span><text:span text:style-name="T5">Title:</text:span><text:span text:style-name="T6"><text:line-break/></text:span><text:span text:style-name="T7"><text:line-break/></text:span><text:span text:style-name="T8">Integrating GAI with FIGMA for interactive prototypes to improve<text:s/></text:span><text:span text:style-name="ui-provider">development efficiency,<text:s/></text:span><text:span text:style-name="T9">and quality</text:span><text:span text:style-name="T10">.</text:span><text:span text:style-name="ui-provider"><text:line-break/></text:span><text:span text:style-name="ui-provider"><text:line-break/></text:span><text:span text:style-name="T11">Description:</text:span><text:span text:style-name="T12"><text:line-break/></text:span><text:span text:style-name="T13"><text:line-break/></text:span><text:span text:style-name="T14">The evolution of web development methodologies is profoundly influenced by the integration of interactive prototyping tools like Figma, which have revolutionized the design and development process. This research explores the transformative impact of these tools, with a special focus on the groundbreaking integration of Artificial Intelligence (AI) with Figma and the novel application of ChatGPT in the coding phase, on enhancing both efficiency and quality in web development. Figma's capabilities, now augmented with AI, enable a more agile and iterative design process, closely aligned with user needs and expectations, demonstrating substantial time and cost savings (Bohm and Graser, 2023).</text:span></text:p>
      <text:p text:style-name="Normal"/>
      <text:p text:style-name="Normal"><text:span text:style-name="T15">Interactive prototypes serve as a pivotal bridge between concept and development, facilitating rapid validation of user requirements and iterative improvements before committing to the development phase. The integration of AI into Figma enriches this approach by automating design tasks, offering intelligent design suggestions based on data-driven insights, and utilizing predictive analytics to forecast user preferences. Additionally, Figma's coding mode represents a significant leap in streamlining the development process. This feature allows for the direct translation of designs into HTML code, effectively bridging the gap between design and development. The incorporation of ChatGPT further enhances this transition, assisting in the coding phase by generating code snippets, debugging, and providing coding recommendations based on the prototypes developed in Figma. These advancements not only streamline the workflow but also ensure a higher quality of the final product through early user feedback, streamlined communication, and a deeper understanding of user interactions, significantly reducing the development cycle and resource expenditure (Bohm and Graser, 2023).</text:span></text:p>
      <text:p text:style-name="Normal"/>
      <text:p text:style-name="Normal"><text:span text:style-name="T16">Moreover, the integration of AI technologies with Figma and the synergy with tools like ChatGPT are poised to redefine the future of prototyping tools. AI's potential to automate design tasks, generate dynamic content, and predict user interactions, combined with the ability to seamlessly transition from design to code, could further accelerate the prototype development cycle and enhance user-centered design practices. This represents a significant advancement in how web applications are conceived, designed, and developed, offering a blend of efficiency, innovation, and user-centricity that fundamentally changes the design landscape (Bohm and Graser, 2023).</text:span></text:p>
      <text:p text:style-name="Normal"/>
      <text:p text:style-name="Normal"><text:span text:style-name="T17">In conclusion, the development of interactive prototypes with tools like Figma, enhanced with AI and complemented by coding assistance from ChatGPT, represents a forward-thinking approach to web development. This paradigm shift focuses from coding efficiency to design and user experience excellence. By embracing this integrated approach, developers and designers can expedite the<text:s/></text:span><text:soft-page-break/><text:span text:style-name="T18">development process while ensuring a higher quality of the final product. The innovative integration of AI into Figma, coupled with the coding capabilities offered by ChatGPT, signifies a leap towards more sophisticated, intuitive, and engaging digital experiences, thereby contributing significantly to the advancement of web technologies and practices.</text:span></text:p>
      <text:p text:style-name="Normal"><text:span text:style-name="T19">Research Aim:</text:span></text:p>
      <text:p text:style-name="Normal"><text:span text:style-name="T20">The aim of this research is to explore the impact of integrating General AI (GAI) and tools like ChatGPT with interactive prototyping<text:s/></text:span><text:span text:style-name="T21">using</text:span><text:span text:style-name="T22"><text:s/>Figma on the efficiency and quality of web development processes. This study seeks to understand how AI-driven design and coding enhancements can streamline the transition from conceptual design to functional prototypes, thereby improving both the speed and the quality of web development projects.</text:span></text:p>
      <text:p text:style-name="Normal"><text:span text:style-name="T23">Research Hypothesis:</text:span></text:p>
      <text:p text:style-name="Normal"><text:span text:style-name="T24">The integration of General AI technologies, including tools like ChatGPT with Figma, significantly enhances the web development process by automating design and coding tasks, offering intelligent design and code suggestions, and facilitating a more agile, iterative approach to design that is closely aligned with user needs and expectations. This leads to reduced development cycles, lower costs, and higher quality final products.</text:span></text:p>
      <text:p text:style-name="Normal"><text:span text:style-name="T25">Research Questions:</text:span></text:p>
      <text:p text:style-name="Normal"><text:span text:style-name="T26">How does the integration of AI within Figma transform the design phase of web development in terms of efficiency and innovation?</text:span></text:p>
      <text:p text:style-name="Normal"><text:span text:style-name="T27">In what ways does ChatGPT contribute to the coding phase following the prototyping done in Figma, and how does this affect the overall development timeline and product quality?</text:span></text:p>
      <text:p text:style-name="Normal"><text:span text:style-name="T28">What are the perceived benefits and challenges of adopting an AI-integrated approach (Figma + ChatGPT) in web development projects from the perspective of developers and designers?</text:span></text:p>
      <text:p text:style-name="Normal"><text:span text:style-name="T29">Inspirational sources:</text:span><text:span text:style-name="T30"><text:line-break/></text:span><text:span text:style-name="T31"><text:line-break/></text:span><text:span text:style-name="T32">Protoyping tools:<text:s/></text:span><text:a xlink:href="https://www.diva-portal.org/smash/record.jsf?pid=diva2%3A21839&amp;dswid=2513" office:target-frame-name="_top" xlink:show="replace"><text:span text:style-name="T33">https://www.div</text:span><text:bookmark-start text:name="_Hlt158704832"/><text:bookmark-start text:name="_Hlt158704833"/><text:span text:style-name="T34">a</text:span><text:bookmark-end text:name="_Hlt158704832"/><text:bookmark-end text:name="_Hlt158704833"/><text:span text:style-name="T35">-po</text:span><text:bookmark-start text:name="_Hlt158704877"/><text:bookmark-start text:name="_Hlt158704878"/><text:span text:style-name="T36">r</text:span><text:bookmark-end text:name="_Hlt158704877"/><text:bookmark-end text:name="_Hlt158704878"/><text:span text:style-name="T37">tal.org/smash/record.jsf?pid=diva2%3A21839&amp;dswid=2513</text:span></text:a></text:p>
      <text:p text:style-name="Normal"><text:span text:style-name="T38">About figma in design<text:s/></text:span><text:a xlink:href="https://www.researchgate.net/profile/Stefan-Graser/publication/375662274_AI-based_Mobile_App_Prototyping_Status_Quo_Perspectives_and_Preliminary_Insights_from_Experimental_Case_Studies/links/6554e94e3fa26f66f40450da/AI-based-Mobile-App-Prototyping-Status-Quo-Perspectives-and-Preliminary-Insights-from-Experimental-Case-Studies.pdf" office:target-frame-name="_top" xlink:show="replace"><text:span text:style-name="T39">https://www.researchgate.net/profile/Stefan-Graser/publication/375662274_AI-based_Mobile_App_Prototyping_Status_Quo_Perspectives_and_Preliminary_Insights_from_Experimental_Case_Studies/links/6554e94e3fa26f66f40</text:span><text:bookmark-start text:name="_Hlt158704840"/><text:bookmark-start text:name="_Hlt158704841"/><text:span text:style-name="T40">4</text:span><text:bookmark-end text:name="_Hlt158704840"/><text:bookmark-end text:name="_Hlt158704841"/><text:span text:style-name="T41">50da/AI-based-Mobile-App-Prototyping-Status-Quo-Perspectives-and-Preliminary-Insig</text:span><text:bookmark-start text:name="_Hlt158704880"/><text:bookmark-start text:name="_Hlt158704881"/><text:span text:style-name="T42">h</text:span><text:bookmark-end text:name="_Hlt158704880"/><text:bookmark-end text:name="_Hlt158704881"/><text:span text:style-name="T43">ts-from-Experimental-Case-Studies.pdf</text:span></text:a></text:p>
      <text:p text:style-name="Normal"><text:span text:style-name="T44"><text:line-break/>Save money and time (efficiency)<text:s/></text:span><text:a xlink:href="https://books.google.com.mt/books?hl=en&amp;lr=&amp;id=aczDEAAAQBAJ&amp;oi=fnd&amp;pg=PT5&amp;dq=Why+use+prototyping+tools+for+web+design&amp;ots=fO_lC_flXI&amp;sig=AmauBeRggh2Jw58H_elcSojCHtw&amp;redir_esc=y#v=onepage&amp;q=Why%20use%20prototyping%20tools%20for%20web%20design&amp;f=false" office:target-frame-name="_top" xlink:show="replace"><text:span text:style-name="T45">https://books.google.com.mt/books?hl=en&amp;lr=&amp;id=aczDEAAAQBAJ&amp;oi=fnd&amp;pg=PT5&amp;dq=Why+use+prototyping+tools+for+web+design&amp;ots=fO_lC_flXI&amp;sig=AmauBeRggh2J</text:span><text:bookmark-start text:name="_Hlt158704925"/><text:bookmark-start text:name="_Hlt158704926"/><text:span text:style-name="T46">w</text:span><text:bookmark-end text:name="_Hlt158704925"/><text:bookmark-end text:name="_Hlt158704926"/><text:span text:style-name="T47">58H_elcSojCHtw&amp;redir_esc=y#v=onepage&amp;q=Why%20use%20prot</text:span><text:bookmark-start text:name="_Hlt158704891"/><text:bookmark-start text:name="_Hlt158704892"/><text:span text:style-name="T48">o</text:span><text:bookmark-end text:name="_Hlt158704891"/><text:bookmark-end text:name="_Hlt158704892"/><text:span text:style-name="T49">typing%20tools%20for%20web%20design&amp;f=false</text:span></text:a><text:span text:style-name="T50"><text:line-break/></text:span><text:span text:style-name="T51"><text:line-break/>Tutorial using FIGMA:</text:span><text:span text:style-name="T52"><text:line-break/></text:span><text:span text:style-name="T53"><text:line-break/></text:span><text:a xlink:href="https://www.bing.com/videos/riverview/relatedvideo?q=Improving+web+development+efficiency+with+Figma+interactive+prototypes&amp;qpvt=Improving+web+development+efficiency+with+Figma+interactive+prototypes&amp;view=riverview&amp;mmscn=mtsc&amp;mid=8B987CABA0625E93BB078B987CABA0625E93BB07&amp;&amp;aps=10&amp;FORM=VMSOVR" office:target-frame-name="_top" xlink:show="replace"><text:span text:style-name="T54">https://www.bing.com/vid</text:span><text:bookmark-start text:name="_Hlt158705338"/><text:bookmark-start text:name="_Hlt158705339"/><text:span text:style-name="T55">e</text:span><text:bookmark-end text:name="_Hlt158705338"/><text:bookmark-end text:name="_Hlt158705339"/><text:span text:style-name="T56">os/riverview/relatedvideo?q=Improving+web+development+efficiency+with+Figma+interactive+prototypes&amp;qpvt=Improving+web+development+efficiency+with+Figma+int</text:span><text:soft-page-break/><text:span text:style-name="T57">eractive+prototypes&amp;view=riverview&amp;mmscn=mtsc&amp;mid=8B987CABA0625E93BB078B987CABA0625E93BB07&amp;&amp;aps=10&amp;FORM=VMSOVR</text:span></text:a></text:p>
      <text:p text:style-name="Normal"/>
      <text:p text:style-name="Normal"><text:span text:style-name="T58">Chatgpt and figma:<text:s/></text:span><text:a xlink:href="https://bootcamp.uxdesign.cc/supercharging-your-product-design-workflow-with-chat-gpt-and-figma-8da99128b1ef#:~:text=By%20providing%20natural%2Dsounding%20text,they%20work%20on%20their%20designs" office:target-frame-name="_top" xlink:show="replace"><text:span text:style-name="T59">https://bootcamp.uxdesign.cc/supercharging-your-product-design-workflow-with-chat-gpt-and-figma-8da99128b1ef#:~:text=By%20providing%20natural%2Dsounding%20text,they%20work%20on%20their%20designs</text:span></text:a><text:span text:style-name="T60">.</text:span></text:p>
      <text:p text:style-name="P61"/>
      <text:p text:style-name="Normal"><text:span text:style-name="T62">Interactivity:<text:s/></text:span><text:span text:style-name="T63"><text:line-break/></text:span><text:a xlink:href="https://blog.logrocket.com/ux-design/figma-interactive-components-microinteractions/" office:target-frame-name="_top" xlink:show="replace"><text:span text:style-name="T64">https://blog.logrocket.com/ux-de</text:span><text:bookmark-start text:name="_Hlt158705340"/><text:bookmark-start text:name="_Hlt158705341"/><text:span text:style-name="T65">s</text:span><text:bookmark-end text:name="_Hlt158705340"/><text:bookmark-end text:name="_Hlt158705341"/><text:span text:style-name="T66">ign/figma-interactive-components-microinteractions/</text:span></text:a></text:p>
      <text:p text:style-name="Normal"/>
      <text:p text:style-name="Normal"/>
      <text:p text:style-name="Normal"><text:span text:style-name="T67"><text:line-break/></text:span><text:span text:style-name="T68"><text:line-break/></text:span><text:span text:style-name="T69"><text:line-break/></text:span><text:span text:style-name="T70"><text:line-break/></text:span><text:span text:style-name="T71"><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ui-provider" style:display-name="ui-provide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iam Bonello</meta:initial-creator>
    <dc:creator>Liam Bonello</dc:creator>
    <meta:creation-date>2024-02-13T06:32:00Z</meta:creation-date>
    <dc:date>2024-02-20T14:46:00Z</dc:date>
    <meta:template xlink:href="Normal" xlink:type="simple"/>
    <meta:editing-cycles>7</meta:editing-cycles>
    <meta:editing-duration>PT6000S</meta:editing-duration>
    <meta:document-statistic meta:page-count="3" meta:paragraph-count="15" meta:word-count="1131" meta:character-count="7566" meta:row-count="53" meta:non-whitespace-character-count="6450"/>
  </office:meta>
</office:document-meta>
</file>